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45c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Datatypes:</text:p>
      <text:p text:style-name="Standard"><text:tab/>primitives,</text:p>
      <text:p text:style-name="Standard"><text:tab/>derived,</text:p>
      <text:p text:style-name="Standard"><text:tab/>non primitives.</text:p>
      <text:p text:style-name="Standard"/>
      <text:p text:style-name="P1">2. Operators:</text:p>
      <text:p text:style-name="Standard"><text:tab/>arithmatic,</text:p>
      <text:p text:style-name="Standard"><text:tab/>assignment,</text:p>
      <text:p text:style-name="Standard"><text:tab/>logical,</text:p>
      <text:p text:style-name="Standard"><text:tab/>bitwise,</text:p>
      <text:p text:style-name="Standard"><text:tab/>relational.</text:p>
      <text:p text:style-name="Standard"/>
      <text:p text:style-name="P1">3. Conditionals:</text:p>
      <text:p text:style-name="Standard"><text:tab/>if,</text:p>
      <text:p text:style-name="Standard"><text:tab/>if-else,</text:p>
      <text:p text:style-name="Standard"><text:tab/>if-else if ladder,</text:p>
      <text:p text:style-name="Standard"><text:tab/>if-eliff ladder,<text:tab/>// python</text:p>
      <text:p text:style-name="Standard"><text:tab/>Nested if,</text:p>
      <text:p text:style-name="Standard"><text:tab/>switch case,</text:p>
      <text:p text:style-name="Standard"><text:tab/>jump statements.</text:p>
      <text:p text:style-name="Standard"><text:tab/><text:tab/>break</text:p>
      <text:p text:style-name="Standard"><text:tab/><text:tab/>continue</text:p>
      <text:p text:style-name="Standard"><text:tab/><text:tab/>goto <text:tab/><text:tab/><text:tab/>//c c++</text:p>
      <text:p text:style-name="Standard"><text:tab/><text:tab/>return</text:p>
      <text:p text:style-name="Standard"/>
      <text:p text:style-name="P1">4. loops:</text:p>
      <text:p text:style-name="Standard"><text:tab/>while,</text:p>
      <text:p text:style-name="Standard"><text:tab/>for,</text:p>
      <text:p text:style-name="Standard"><text:tab/>do{} while,</text:p>
      <text:p text:style-name="Standard"><text:tab/>range()<text:tab/><text:tab/><text:tab/><text:tab/>//python</text:p>
      <text:p text:style-name="Standard"><text:tab/>nested loops,</text:p>
      <text:p text:style-name="Standard"><text:tab/>loop control statements.</text:p>
      <text:p text:style-name="Standard"><text:tab/><text:tab/>break</text:p>
      <text:p text:style-name="Standard"><text:tab/> <text:tab/>continue</text:p>
      <text:p text:style-name="Standard"><text:tab/> <text:tab/>goto //c c++</text:p>
      <text:p text:style-name="Standard"><text:tab/> <text:tab/>return</text:p>
      <text:p text:style-name="Standard"><text:tab/><text:tab/><text:span text:style-name="T4">pass <text:s text:c="2"/><text:tab/><text:tab/><text:tab/>//python</text:span></text:p>
      <text:p text:style-name="Standard"/>
      <text:p text:style-name="P1">5. idetifiers:</text:p>
      <text:p text:style-name="Standard"><text:tab/>reserved/keywords,</text:p>
      <text:p text:style-name="Standard"><text:tab/>literals.</text:p>
      <text:p text:style-name="Standard"/>
      <text:p text:style-name="P1">6. variables:</text:p>
      <text:p text:style-name="Standard"><text:tab/>local,</text:p>
      <text:p text:style-name="Standard"><text:tab/>instance.</text:p>
      <text:p text:style-name="Standard"><text:tab/>static.</text:p>
      <text:p text:style-name="Standard"><text:tab/>global,</text:p>
      <text:p text:style-name="Standard"><text:tab/>automatic,</text:p>
      <text:p text:style-name="Standard"><text:tab/>external.</text:p>
      <text:p text:style-name="Standard"/>
      <text:p text:style-name="Standard"/>
      <text:p text:style-name="Standard"/>
      <text:p text:style-name="Standard"><text:soft-page-break/></text:p>
      <text:p text:style-name="P1">7. functions:</text:p>
      <text:p text:style-name="Standard"><text:tab/>default,(static ip),</text:p>
      <text:p text:style-name="Standard"><text:tab/>parameterized(call by value/dynamic ip),</text:p>
      <text:p text:style-name="Standard"><text:tab/>copy (call by address/ copy initilization),</text:p>
      <text:p text:style-name="Standard"><text:tab/>overloading,</text:p>
      <text:p text:style-name="Standard"><text:tab/>overriting.</text:p>
      <text:p text:style-name="Standard"/>
      <text:p text:style-name="Standard"/>
      <text:p text:style-name="P1">8. data-structures.</text:p>
      <text:p text:style-name="Standard"/>
      <text:p text:style-name="Standard"><text:tab/> <text:span text:style-name="T2">1. physical:</text:span></text:p>
      <text:p text:style-name="Standard"><text:tab/> <text:s text:c="3"/>* arrays,</text:p>
      <text:p text:style-name="Standard"><text:tab/> <text:tab/>creation</text:p>
      <text:p text:style-name="Standard"><text:tab/> <text:tab/>insert at begining</text:p>
      <text:p text:style-name="Standard"><text:tab/> <text:tab/>insert at end</text:p>
      <text:p text:style-name="Standard"><text:tab/> <text:tab/>insert at givin index</text:p>
      <text:p text:style-name="Standard"><text:tab/> <text:tab/>searching</text:p>
      <text:p text:style-name="Standard"><text:tab/> <text:tab/>merging 2 arrays</text:p>
      <text:p text:style-name="Standard"><text:tab/> <text:tab/>delation</text:p>
      <text:p text:style-name="Standard"/>
      <text:p text:style-name="Standard"><text:tab/> <text:s text:c="6"/>* linkedlist.</text:p>
      <text:p text:style-name="Standard"><text:tab/><text:tab/>creation</text:p>
      <text:p text:style-name="Standard"><text:tab/> <text:tab/>insert at begining</text:p>
      <text:p text:style-name="Standard"><text:tab/> <text:tab/>insert at end</text:p>
      <text:p text:style-name="Standard"><text:tab/> <text:tab/>insert at givin index</text:p>
      <text:p text:style-name="Standard"><text:tab/> <text:tab/>searching</text:p>
      <text:p text:style-name="Standard"><text:tab/> <text:tab/>merging 2 arrays</text:p>
      <text:p text:style-name="Standard"><text:tab/> <text:tab/>delation</text:p>
      <text:p text:style-name="Standard"/>
      <text:p text:style-name="Standard"><text:s text:c="2"/><text:tab/><text:span text:style-name="T2">2. logical:</text:span></text:p>
      <text:p text:style-name="Standard"><text:tab/> <text:tab/>stack,</text:p>
      <text:p text:style-name="Standard"><text:tab/> <text:tab/>queue,</text:p>
      <text:p text:style-name="Standard"><text:tab/><text:tab/>trees,</text:p>
      <text:p text:style-name="Standard"><text:tab/><text:tab/>graphs,</text:p>
      <text:p text:style-name="Standard"><text:tab/><text:tab/>dictionaries.</text:p>
      <text:p text:style-name="P1">9. language API;s.</text:p>
      <text:p text:style-name="Standard"><text:tab/></text:p>
      <text:p text:style-name="Standard"><text:tab/>c <text:s text:c="5"/>libraries,</text:p>
      <text:p text:style-name="Standard"><text:tab/>c++ <text:s text:c="3"/>STL,</text:p>
      <text:p text:style-name="Standard"><text:tab/>java <text:s text:c="2"/>JCF,</text:p>
      <text:p text:style-name="Standard"><text:tab/>Python libraries &amp; Modules,</text:p>
      <text:p text:style-name="Standard"><text:tab/> <text:s text:c="4"/></text:p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1T11:35:17.040868122</meta:creation-date>
    <dc:date>2022-04-01T11:38:54.391265103</dc:date>
    <meta:editing-duration>PT3M38S</meta:editing-duration>
    <meta:editing-cycles>2</meta:editing-cycles>
    <meta:generator>LibreOffice/7.2.6.2$Linux_X86_64 LibreOffice_project/20$Build-2</meta:generator>
    <meta:document-statistic meta:table-count="0" meta:image-count="0" meta:object-count="0" meta:page-count="2" meta:paragraph-count="82" meta:word-count="145" meta:character-count="1138" meta:non-whitespace-character-count="913"/>
  </office:meta>
</office:document-meta>
</file>